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85c4" officeooo:paragraph-rsid="001e85c4"/>
    </style:style>
    <style:style style:name="P2" style:family="paragraph" style:parent-style-name="Standard">
      <style:text-properties officeooo:rsid="001f6b55" officeooo:paragraph-rsid="001f6b55"/>
    </style:style>
    <style:style style:name="P3" style:family="paragraph" style:parent-style-name="Standard">
      <style:text-properties officeooo:rsid="0020ce66" officeooo:paragraph-rsid="0020ce66"/>
    </style:style>
    <style:style style:name="P4" style:family="paragraph" style:parent-style-name="Standard">
      <style:text-properties officeooo:rsid="0021c799" officeooo:paragraph-rsid="0021c799"/>
    </style:style>
    <style:style style:name="P5" style:family="paragraph" style:parent-style-name="Standard">
      <style:text-properties officeooo:rsid="001e85c4" officeooo:paragraph-rsid="001e85c4" fo:background-color="#ffff00"/>
    </style:style>
    <style:style style:name="P6" style:family="paragraph" style:parent-style-name="Standard">
      <style:text-properties style:text-underline-style="none" fo:font-weight="bold" officeooo:rsid="001f6b55" officeooo:paragraph-rsid="001f6b55" style:font-weight-asian="bold" style:font-weight-complex="bold"/>
    </style:style>
    <style:style style:name="P7" style:family="paragraph" style:parent-style-name="Standard">
      <style:text-properties fo:font-weight="bold" officeooo:rsid="0020ce66" officeooo:paragraph-rsid="0020ce66" style:font-weight-asian="bold" style:font-weight-complex="bold"/>
    </style:style>
    <style:style style:name="P8" style:family="paragraph" style:parent-style-name="Standard">
      <style:text-properties fo:font-weight="bold" officeooo:rsid="0021c799" officeooo:paragraph-rsid="0021c799" style:font-weight-asian="bold" style:font-weight-complex="bold"/>
    </style:style>
    <style:style style:name="P9" style:family="paragraph" style:parent-style-name="Standard">
      <style:text-properties fo:font-weight="bold" officeooo:rsid="00237eb0" officeooo:paragraph-rsid="00237eb0" style:font-weight-asian="bold" style:font-weight-complex="bold"/>
    </style:style>
    <style:style style:name="P10" style:family="paragraph" style:parent-style-name="Standard">
      <style:text-properties fo:font-weight="bold" officeooo:rsid="002568bb" officeooo:paragraph-rsid="002568bb" style:font-weight-asian="bold" style:font-weight-complex="bold"/>
    </style:style>
    <style:style style:name="P11" style:family="paragraph" style:parent-style-name="Standard">
      <style:text-properties fo:font-weight="bold" officeooo:rsid="001e85c4" officeooo:paragraph-rsid="001e85c4" style:font-weight-asian="bold" style:font-weight-complex="bold"/>
    </style:style>
    <style:style style:name="P12" style:family="paragraph" style:parent-style-name="Standard">
      <style:text-properties fo:font-weight="bold" officeooo:rsid="00288364" officeooo:paragraph-rsid="00288364" style:font-weight-asian="bold" style:font-weight-complex="bold"/>
    </style:style>
    <style:style style:name="P13" style:family="paragraph" style:parent-style-name="Standard">
      <style:text-properties officeooo:rsid="00237eb0" officeooo:paragraph-rsid="00237eb0"/>
    </style:style>
    <style:style style:name="P14" style:family="paragraph" style:parent-style-name="Standard">
      <style:text-properties officeooo:rsid="002568bb" officeooo:paragraph-rsid="002568bb"/>
    </style:style>
    <style:style style:name="P15" style:family="paragraph" style:parent-style-name="Standard">
      <style:text-properties fo:font-weight="normal" officeooo:rsid="002568bb" officeooo:paragraph-rsid="002568bb" style:font-weight-asian="normal" style:font-weight-complex="normal"/>
    </style:style>
    <style:style style:name="P16" style:family="paragraph" style:parent-style-name="Standard">
      <style:text-properties fo:font-weight="normal" officeooo:rsid="00288364" officeooo:paragraph-rsid="00288364" style:font-weight-asian="normal" style:font-weight-complex="normal"/>
    </style:style>
    <style:style style:name="T1" style:family="text">
      <style:text-properties officeooo:rsid="001f6b55"/>
    </style:style>
    <style:style style:name="T2" style:family="text">
      <style:text-properties officeooo:rsid="0021c79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6cc8d"/>
    </style:style>
    <style:style style:name="T5" style:family="text">
      <style:text-properties officeooo:rsid="002883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MA <text:span text:style-name="T1">1 (SCV)</text:span></text:p>
      <text:p text:style-name="P1"/>
      <text:p text:style-name="P11">-podemos hacer</text:p>
      <text:p text:style-name="P1">conservar una sola version, meter la version anterior, conover quien la realizó, deshacerlos para recuperar la versión anterior, aislarlos para que otros desarrolladores hagan su versión <text:span text:style-name="T5">(parches)</text:span></text:p>
      <text:p text:style-name="P1"/>
      <text:p text:style-name="P6">-en que consiste</text:p>
      <text:p text:style-name="P2">gestion automatica en archivos, restaurar los archivos a versiones anteriores, permitiri colaboracion en el desarrollo</text:p>
      <text:p text:style-name="P2"/>
      <text:p text:style-name="P7">-conceptos generales</text:p>
      <text:p text:style-name="P3">repositorio = copia maestra con todas las versiones, en git es un directorio del cual cada desarrollador guarda una copia local</text:p>
      <text:p text:style-name="P3">copia de trabajo = copia de los ficheros que podemos modificar</text:p>
      <text:p text:style-name="P3">check Out/Clone = acción para obtener una copia de trabajo desdel repositorio, conocida como clonar</text:p>
      <text:p text:style-name="P3">Check in / Commit = <text:span text:style-name="T2">acción para llevar los cambios hechos en la copia de trabajo al repositorio local, van acompañados de un "log message" para explicarlos</text:span></text:p>
      <text:p text:style-name="P4">Push = acción de trasladar de la copia local a la copia maestra</text:p>
      <text:p text:style-name="P4">Update/Pull/Merge/Rebase = actualizar la copia local mediante la maestra</text:p>
      <text:p text:style-name="P4">Conflicto = mismo commit en la misma region del fichero. El scv lo detecta pero no lo arregla</text:p>
      <text:p text:style-name="P4"/>
      <text:p text:style-name="P8">-historia</text:p>
      <text:p text:style-name="P13">los desarrolladores linux usaban BirKeeper hasta 2005, ese mismo año hacen git</text:p>
      <text:p text:style-name="P13">git(?¿) = global information Tracker</text:p>
      <text:p text:style-name="P13"/>
      <text:p text:style-name="P9">-git implemetancion</text:p>
      <text:p text:style-name="P14">escrito en c y shell-script</text:p>
      <text:p text:style-name="P14">los elementos u objetos en git se identifican por su valor SHA-1</text:p>
      <text:p text:style-name="P3"/>
      <text:p text:style-name="P14"><text:span text:style-name="T3">-uso i</text:span></text:p>
      <text:p text:style-name="P14">git –version, add, version, status</text:p>
      <text:p text:style-name="P14">git commit -m "descrpcion"</text:p>
      <text:p text:style-name="P14">git commit -a</text:p>
      <text:p text:style-name="P3"/>
      <text:p text:style-name="P10">-uso i</text:p>
      <text:p text:style-name="P14">".git/config" =&gt; configuracion actual</text:p>
      <text:p text:style-name="P14">"~.git/config" =&gt; configuracion general para todos los proyecyos del usuario</text:p>
      <text:p text:style-name="P14">git config user.name " "</text:p>
      <text:p text:style-name="P14">git config user.email " "</text:p>
      <text:p text:style-name="P14">git config ..global user.name " "</text:p>
      <text:p text:style-name="P14">git config ..global user.email " "</text:p>
      <text:p text:style-name="P14"/>
      <text:p text:style-name="P10">-uso i<text:span text:style-name="T4">v</text:span></text:p>
      <text:p text:style-name="P15"><text:s/><text:tab/>(ramas) <text:tab/>(information)<text:tab/> <text:s/>(descartar cambios) <text:s/>(etiquetas)</text:p>
      <text:p text:style-name="P15">git branch<text:tab/><text:tab/>git status<text:tab/> <text:s text:c="2"/>git reset –hard<text:tab/>git tag tagname commit</text:p>
      <text:p text:style-name="P15">git show-branch<text:tab/>git log<text:tab/><text:tab/> <text:s text:c="2"/><text:tab/><text:tab/></text:p>
      <text:p text:style-name="P15">git checkout<text:tab/><text:tab/>git show</text:p>
      <text:p text:style-name="P15">git log<text:tab/><text:tab/><text:tab/>git diff</text:p>
      <text:p text:style-name="P15">gitk -all</text:p>
      <text:p text:style-name="P15"/>
      <text:p text:style-name="P15">... <text:span text:style-name="T4">y mas cosas que espero que no pregunten porque ni las tenemos que usar aun en practicas</text:span></text:p>
      <text:p text:style-name="P12"><text:soft-page-break/>-github</text:p>
      <text:p text:style-name="P16">plataforma desarrollo colaborativo para alojar proyecyos software usando el scv de git</text:p>
      <text:p text:style-name="P16">pueden ser publicos o privad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7M11S</meta:editing-duration>
    <meta:editing-cycles>9</meta:editing-cycles>
    <meta:generator>LibreOffice/5.3.0.3$Windows_x86 LibreOffice_project/7074905676c47b82bbcfbea1aeefc84afe1c50e1</meta:generator>
    <dc:date>2017-03-22T19:35:08.120000000</dc:date>
    <meta:document-statistic meta:table-count="0" meta:image-count="0" meta:object-count="0" meta:page-count="2" meta:paragraph-count="41" meta:word-count="323" meta:character-count="2017" meta:non-whitespace-character-count="1715"/>
    <meta:user-defined meta:name="Info 1"/>
    <meta:user-defined meta:name="Info 2"/>
    <meta:user-defined meta:name="Info 3"/>
    <meta:user-defined meta:name="Info 4"/>
  </office:meta>
</office:document-meta>
</file>